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7000002C3B149AD62512732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9.911cm" svg:height="23.349cm" draw:z-index="0"><draw:image xlink:href="Pictures/1000000000000287000002C3B149AD62512732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3:05:08.720000000</meta:creation-date>
    <dc:date>2025-09-24T13:05:17.598000000</dc:date>
    <meta:editing-duration>PT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